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table:style-name="ce2"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table:style-name="ce2" office:value-type="string" calcext:value-type="string">
            <text:p>Slate 2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table:style-name="ce10" office:value-type="string" calcext:value-type="string">
            <text:p>G</text:p>
          </table:table-cell>
          <table:table-cell table:style-name="ce12" office:value-type="float" office:value="0.793645910188132" calcext:value-type="float">
            <text:p>0.793645910188132</text:p>
          </table:table-cell>
        </table:table-row>
        <table:table-row table:style-name="ro1">
          <table:table-cell table:style-name="ce2"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office:value-type="float" office:value="0.335050816371794" calcext:value-type="float">
            <text:p>0.335050816371794</text:p>
          </table:table-cell>
        </table:table-row>
        <table:table-row table:style-name="ro1">
          <table:table-cell table:style-name="ce2" office:value-type="string" calcext:value-type="string">
            <text:p>Slate 4</text:p>
          </table:table-cell>
          <table:table-cell table:style-name="ce3"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float" office:value="0.661404103983051" calcext:value-type="float">
            <text:p>0.661404103983051</text:p>
          </table:table-cell>
        </table:table-row>
        <table:table-row table:style-name="ro1">
          <table:table-cell table:style-name="ce2" office:value-type="string" calcext:value-type="string">
            <text:p>Slate 5</text:p>
          </table:table-cell>
          <table:table-cell table:style-name="ce3"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float" office:value="0.480717900561954" calcext:value-type="float">
            <text:p>0.480717900561954</text:p>
          </table:table-cell>
        </table:table-row>
        <table:table-row table:style-name="ro1">
          <table:table-cell table:style-name="ce2" office:value-type="string" calcext:value-type="string">
            <text:p>Slate 6</text:p>
          </table:table-cell>
          <table:table-cell table:style-name="ce3"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table:style-name="ce10" office:value-type="string" calcext:value-type="string">
            <text:p>AD</text:p>
          </table:table-cell>
          <table:table-cell table:style-name="ce13" office:value-type="float" office:value="0.000369685420688862" calcext:value-type="float">
            <text:p>0.000369685420689</text:p>
          </table:table-cell>
        </table:table-row>
        <table:table-row table:style-name="ro1">
          <table:table-cell table:style-name="ce2" office:value-type="string" calcext:value-type="string">
            <text:p>Slate 7</text:p>
          </table:table-cell>
          <table:table-cell table:style-name="ce3"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table:style-name="ce10" office:value-type="string" calcext:value-type="string">
            <text:p>G</text:p>
          </table:table-cell>
          <table:table-cell table:style-name="ce13" office:value-type="float" office:value="0.975703452085463" calcext:value-type="float">
            <text:p>0.975703452085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office:value-type="float" office:value="0.000576989162558069" calcext:value-type="float">
            <text:p>0.000576989162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972625198916584" calcext:value-type="float">
            <text:p>0.972625198916584</text:p>
          </table:table-cell>
        </table:table-row>
        <table:table-row table:style-name="ro1">
          <table:table-cell table:style-name="ce1" office:value-type="string" calcext:value-type="string">
            <text:p>Slate 10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0.000393834247208562" calcext:value-type="float">
            <text:p>0.000393834247209</text:p>
          </table:table-cell>
          <table:table-cell table:style-name="ce12" office:value-type="string" calcext:value-type="string">
            <text:p>AD</text:p>
          </table:table-cell>
          <table:table-cell table:style-name="ce12" office:value-type="float" office:value="0.000382187524034331" calcext:value-type="float">
            <text:p>0.000382187524034</text:p>
          </table:table-cell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2719448827825" calcext:value-type="float">
            <text:p>0.322719448827825</text:p>
          </table:table-cell>
          <table:table-cell office:value-type="string" calcext:value-type="string">
            <text:p>T</text:p>
          </table:table-cell>
          <table:table-cell office:value-type="float" office:value="0.633903961310379" calcext:value-type="float">
            <text:p>0.633903961310379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356147698420706" calcext:value-type="float">
            <text:p>0.356147698420706</text:p>
          </table:table-cell>
          <table:table-cell office:value-type="string" calcext:value-type="string">
            <text:p>G</text:p>
          </table:table-cell>
          <table:table-cell office:value-type="float" office:value="0.589033326842553" calcext:value-type="float">
            <text:p>0.589033326842553</text:p>
          </table:table-cell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C</text:p>
          </table:table-cell>
          <table:table-cell office:value-type="float" office:value="0.389638831129428" calcext:value-type="float">
            <text:p>0.389638831129428</text:p>
          </table:table-cell>
          <table:table-cell office:value-type="string" calcext:value-type="string">
            <text:p>AD</text:p>
          </table:table-cell>
          <table:table-cell office:value-type="float" office:value="0.666239163795866" calcext:value-type="float">
            <text:p>0.666239163795866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269826374720373" calcext:value-type="float">
            <text:p>0.269826374720373</text:p>
          </table:table-cell>
          <table:table-cell office:value-type="string" calcext:value-type="string">
            <text:p>A</text:p>
          </table:table-cell>
          <table:table-cell office:value-type="float" office:value="0.475882454973459" calcext:value-type="float">
            <text:p>0.475882454973459</text:p>
          </table:table-cell>
        </table:table-row>
        <table:table-row table:style-name="ro1">
          <table:table-cell office:value-type="string" calcext:value-type="string">
            <text:p>Slate 15 </text:p>
          </table:table-cell>
          <table:table-cell office:value-type="string" calcext:value-type="string">
            <text:p>F</text:p>
          </table:table-cell>
          <table:table-cell office:value-type="float" office:value="0.00026686302272794" calcext:value-type="float">
            <text:p>0.000266863022728</text:p>
          </table:table-cell>
          <table:table-cell office:value-type="string" calcext:value-type="string">
            <text:p>G</text:p>
          </table:table-cell>
          <table:table-cell office:value-type="float" office:value="0.00030377073562704" calcext:value-type="float">
            <text:p>0.000303770735627</text:p>
          </table:table-cell>
        </table:table-row>
        <table:table-row table:style-name="ro1">
          <table:table-cell office:value-type="string" calcext:value-type="string">
            <text:p>Slate 16</text:p>
          </table:table-cell>
          <table:table-cell office:value-type="string" calcext:value-type="string">
            <text:p>C</text:p>
          </table:table-cell>
          <table:table-cell office:value-type="float" office:value="0.321498598425762" calcext:value-type="float">
            <text:p>0.321498598425762</text:p>
          </table:table-cell>
          <table:table-cell office:value-type="string" calcext:value-type="string">
            <text:p>AD</text:p>
          </table:table-cell>
          <table:table-cell office:value-type="float" office:value="0.601772873922718" calcext:value-type="float">
            <text:p>0.601772873922718</text:p>
          </table:table-cell>
        </table:table-row>
        <table:table-row table:style-name="ro1">
          <table:table-cell office:value-type="string" calcext:value-type="string">
            <text:p>Slate 17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0.000401791524685298" calcext:value-type="float">
            <text:p>0.000401791524685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953086184422498" calcext:value-type="float">
            <text:p>0.953086184422498</text:p>
          </table:table-cell>
        </table:table-row>
      </table:table>
      <table:table table:name="min_best_weighted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/>
        </table:table-row>
        <table:table-row table:style-name="ro1">
          <table:table-cell table:style-name="ce2"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table:style-name="ce10" office:value-type="string" calcext:value-type="string">
            <text:p>G</text:p>
          </table:table-cell>
          <table:table-cell table:style-name="ce12" office:value-type="float" office:value="0.920148080117583" calcext:value-type="float">
            <text:p>0.92014808011758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437491439455381" calcext:value-type="float">
            <text:p>0.437491439455381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4</text:p>
          </table:table-cell>
          <table:table-cell table:style-name="ce6"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5</text:p>
          </table:table-cell>
          <table:table-cell table:style-name="ce6"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table:style-name="ce10"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6</text:p>
          </table:table-cell>
          <table:table-cell table:style-name="ce6"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000300807878375053" calcext:value-type="float">
            <text:p>0.000300807878375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late 7 </text:p>
          </table:table-cell>
          <table:table-cell table:style-name="ce6"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table:style-name="ce10" office:value-type="string" calcext:value-type="string">
            <text:p>G</text:p>
          </table:table-cell>
          <table:table-cell office:value-type="float" office:value="0.97752809125717" calcext:value-type="float">
            <text:p>0.97752809125717</text:p>
          </table:table-cell>
          <table:table-cell table:style-name="ce7"/>
        </table:table-row>
        <table:table-row table:style-name="ro1">
          <table:table-cell office:value-type="string" calcext:value-type="string">
            <text:p>Slate 8</text:p>
          </table:table-cell>
          <table:table-cell table:style-name="ce7" table:number-columns-repeated="2"/>
          <table:table-cell office:value-type="string" calcext:value-type="string">
            <text:p>G</text:p>
          </table:table-cell>
          <table:table-cell table:style-name="Default" office:value-type="float" office:value="0.000522462592925876" calcext:value-type="float">
            <text:p>0.000522462592926</text:p>
          </table:table-cell>
          <table:table-cell table:style-name="ce7"/>
        </table:table-row>
        <table:table-row table:style-name="ro1">
          <table:table-cell office:value-type="string" calcext:value-type="string">
            <text:p>Slate 9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Default" office:value-type="float" office:value="0.97752809125717" calcext:value-type="float">
            <text:p>0.97752809125717</text:p>
          </table:table-cell>
          <table:table-cell table:style-name="ce7"/>
        </table:table-row>
        <table:table-row table:style-name="ro1"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table:style-name="ce13" office:value-type="string" calcext:value-type="string">
            <text:p>AD</text:p>
          </table:table-cell>
          <table:table-cell office:value-type="float" office:value="0.000249080534558743" calcext:value-type="float">
            <text:p>0.000249080534559</text:p>
          </table:table-cell>
          <table:table-cell/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5301209618335" calcext:value-type="float">
            <text:p>0.325301209618335</text:p>
          </table:table-cell>
          <table:table-cell table:style-name="ce13" office:value-type="string" calcext:value-type="string">
            <text:p>G</text:p>
          </table:table-cell>
          <table:table-cell office:value-type="float" office:value="0.983725128157937" calcext:value-type="float">
            <text:p>0.983725128157937</text:p>
          </table:table-cell>
          <table:table-cell/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605803444704417" calcext:value-type="float">
            <text:p>0.605803444704417</text:p>
          </table:table-cell>
          <table:table-cell table:style-name="ce13" office:value-type="string" calcext:value-type="string">
            <text:p>A</text:p>
          </table:table-cell>
          <table:table-cell office:value-type="float" office:value="0.76652760596913" calcext:value-type="float">
            <text:p>0.76652760596913</text:p>
          </table:table-cell>
          <table:table-cell/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table:style-name="ce13" office:value-type="string" calcext:value-type="string">
            <text:p>AD</text:p>
          </table:table-cell>
          <table:table-cell office:value-type="float" office:value="0.723838658572623" calcext:value-type="float">
            <text:p>0.723838658572623</text:p>
          </table:table-cell>
          <table:table-cell/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403922955529415" calcext:value-type="float">
            <text:p>0.403922955529415</text:p>
          </table:table-cell>
          <table:table-cell office:value-type="string" calcext:value-type="string">
            <text:p>T</text:p>
          </table:table-cell>
          <table:table-cell table:style-name="Default" office:value-type="float" office:value="0.551382346773319" calcext:value-type="float">
            <text:p>0.551382346773319</text:p>
          </table:table-cell>
          <table:table-cell/>
        </table:table-row>
        <table:table-row table:style-name="ro1">
          <table:table-cell office:value-type="string" calcext:value-type="string">
            <text:p>Slate 15 </text:p>
          </table:table-cell>
          <table:table-cell office:value-type="string" calcext:value-type="string">
            <text:p>F</text:p>
          </table:table-cell>
          <table:table-cell office:value-type="float" office:value="0.00024712441686111" calcext:value-type="float">
            <text:p>0.000247124416861</text:p>
          </table:table-cell>
          <table:table-cell office:value-type="string" calcext:value-type="string">
            <text:p>T</text:p>
          </table:table-cell>
          <table:table-cell table:style-name="Default" office:value-type="float" office:value="0.00024967294302769" calcext:value-type="float">
            <text:p>0.000249672943028</text:p>
          </table:table-cell>
          <table:table-cell/>
        </table:table-row>
        <table:table-row table:style-name="ro1">
          <table:table-cell office:value-type="string" calcext:value-type="string">
            <text:p>Slate 16</text:p>
          </table:table-cell>
          <table:table-cell office:value-type="string" calcext:value-type="string">
            <text:p>C</text:p>
          </table:table-cell>
          <table:table-cell office:value-type="float" office:value="0.482352942628432" calcext:value-type="float">
            <text:p>0.48235294262843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37142853522787" calcext:value-type="float">
            <text:p>0.937142853522787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style-name="Default" office:value-type="float" office:value="0.000249486503889784" calcext:value-type="float">
            <text:p>0.00024948650389</text:p>
          </table:table-cell>
          <table:table-cell/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Default" office:value-type="float" office:value="0.970414195373435" calcext:value-type="float">
            <text:p>0.970414195373435</text:p>
          </table:table-cell>
          <table:table-cell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9:06:05.53594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11T18:34:53.556479236</dc:date>
    <meta:editing-duration>PT13H49M39S</meta:editing-duration>
    <meta:editing-cycles>44</meta:editing-cycles>
    <meta:generator>LibreOffice/6.0.7.3$Linux_X86_64 LibreOffice_project/00m0$Build-3</meta:generator>
    <meta:document-statistic meta:table-count="5" meta:cell-count="224" meta:object-count="0"/>
  </office:meta>
</office:document-meta>
</file>